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Times New Roman" style:font-name-complex="Times New Roman" fo:font-size="20pt" style:font-size-asian="20pt" style:font-size-complex="20pt" fo:language="en" fo:country="GB"/>
    </style:style>
    <style:style style:name="P2" style:parent-style-name="Normal" style:family="paragraph">
      <style:text-properties style:font-name="Times New Roman" style:font-name-complex="Times New Roman" fo:font-size="20pt" style:font-size-asian="20pt" style:font-size-complex="20pt" fo:language="en" fo:country="GB"/>
    </style:style>
    <style:style style:name="P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4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9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1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5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6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9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2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21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2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2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2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25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2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28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2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0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3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3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3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3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P37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38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3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0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4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4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4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P47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4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1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5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5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5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7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5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9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6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61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6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3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6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5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6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67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68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6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0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7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2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7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4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6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7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0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8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4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8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86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8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8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8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0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9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2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9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4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9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96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9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8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9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0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0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2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0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4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0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06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0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8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0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10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1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12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1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14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1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16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17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1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19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2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2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2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23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12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25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2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27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12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29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3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31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3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3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34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3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3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3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38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13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4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4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42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4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4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4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46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4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48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4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50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5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52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5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5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55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5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57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5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5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6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61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16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6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6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65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16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67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6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69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70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7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72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7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74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7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76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17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7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7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80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8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8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8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84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8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86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8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88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8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90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9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9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9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9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95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9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9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9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99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20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201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20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03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20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05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20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207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208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20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10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21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1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21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14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21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1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21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18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21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220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22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22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22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24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22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26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22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28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22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230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231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23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233" style:parent-style-name="Normal" style:family="paragraph">
      <style:text-properties style:font-name="Times New Roman" style:font-name-complex="Times New Roman" fo:font-size="20pt" style:font-size-asian="20pt" style:font-size-complex="20pt" fo:language="en" fo:country="GB"/>
    </style:style>
    <style:style style:name="P234" style:parent-style-name="Normal" style:family="paragraph">
      <style:text-properties style:font-name="Times New Roman" style:font-name-complex="Times New Roman" fo:font-size="20pt" style:font-size-asian="20pt" style:font-size-complex="20pt" fo:language="en" fo:country="GB"/>
    </style:style>
    <style:style style:name="P235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236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23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3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239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24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241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24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243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244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24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246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247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248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24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5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251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25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253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254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25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256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257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258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25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6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261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26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263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264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265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26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267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26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269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27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27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27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273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27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7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276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27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278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27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280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28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28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28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284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28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8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287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28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289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29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291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29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29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29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295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29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9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298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29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00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30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02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303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04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30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06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30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0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309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310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31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1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13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314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15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31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17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31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19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32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21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32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2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32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325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32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2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28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32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30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33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32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333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34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33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36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33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3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339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340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34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4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43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344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45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34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47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34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49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35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51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35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5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35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355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35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5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58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35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60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36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62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363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64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36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66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36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6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369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370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37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7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73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374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75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37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77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37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79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38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81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38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8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38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385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38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8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88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38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90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39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92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393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94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39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96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39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9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399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400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401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40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03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04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40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06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40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08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40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10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41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1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41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414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41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1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17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41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19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42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21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42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23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424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2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426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427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42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2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P430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431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43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33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43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3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3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437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43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3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P440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44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4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4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44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44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446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447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44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4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5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51" style:parent-style-name="DefaultParagraphFon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en" style:country-asian="IN"/>
    </style:style>
    <style:style style:name="T45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45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45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55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45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5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5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5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6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61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46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63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6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6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6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67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46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469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470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47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7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7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74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475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476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47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78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47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80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48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48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48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84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48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86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48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88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48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90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49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9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9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94" style:parent-style-name="DefaultParagraphFon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style:language-asian="en" style:country-asian="IN"/>
    </style:style>
    <style:style style:name="T49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496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497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498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49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0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0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02" style:parent-style-name="DefaultParagraphFon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en" style:country-asian="IN"/>
    </style:style>
    <style:style style:name="T50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50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50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06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50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0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0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1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1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1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1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14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51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516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517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51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19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52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21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52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23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52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25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52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27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52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2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3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31" style:parent-style-name="DefaultParagraphFon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style:language-asian="en" style:country-asian="IN"/>
    </style:style>
    <style:style style:name="T53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53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53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535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53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3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3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39" style:parent-style-name="DefaultParagraphFon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en" style:country-asian="IN"/>
    </style:style>
    <style:style style:name="T54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541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54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43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54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4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4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4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4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49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55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5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5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53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5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55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55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557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558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55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6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6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62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56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64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56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66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56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68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56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70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57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57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57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74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57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76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577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578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57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580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58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82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58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84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58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86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58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88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58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9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9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92" style:parent-style-name="DefaultParagraphFon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style:language-asian="en" style:country-asian="IN"/>
    </style:style>
    <style:style style:name="T59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59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59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96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59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598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59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00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60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02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60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04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60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06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60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0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0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10" style:parent-style-name="DefaultParagraphFon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style:language-asian="en" style:country-asian="IN"/>
    </style:style>
    <style:style style:name="T61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61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61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61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61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1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1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18" style:parent-style-name="DefaultParagraphFon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en" style:country-asian="IN"/>
    </style:style>
    <style:style style:name="T61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620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62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22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62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24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2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2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2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28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62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3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3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32" style:parent-style-name="DefaultParagraphFon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en" style:country-asian="IN"/>
    </style:style>
    <style:style style:name="T63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34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3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36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63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3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3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4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4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42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64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64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645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64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47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64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49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65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51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65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53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65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55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65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57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65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59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66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661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66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66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64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66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66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66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68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66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70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67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7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7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74" style:parent-style-name="DefaultParagraphFon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style:language-asian="en" style:country-asian="IN"/>
    </style:style>
    <style:style style:name="T67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676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677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678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67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80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68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82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68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84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68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86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68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8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8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90" style:parent-style-name="DefaultParagraphFon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style:language-asian="en" style:country-asian="IN"/>
    </style:style>
    <style:style style:name="T69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69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69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69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9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9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97" style:parent-style-name="DefaultParagraphFon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en" style:country-asian="IN"/>
    </style:style>
    <style:style style:name="T69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699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70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01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70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03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0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0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0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07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70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0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1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11" style:parent-style-name="DefaultParagraphFon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en" style:country-asian="IN"/>
    </style:style>
    <style:style style:name="T71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13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1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15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71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717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718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71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20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72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22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72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24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72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26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72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28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72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30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73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73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73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73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35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73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37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73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39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74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41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74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43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4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45" style:parent-style-name="DefaultParagraphFon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style:language-asian="en" style:country-asian="IN"/>
    </style:style>
    <style:style style:name="T74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747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748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74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50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75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52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75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54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75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56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75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5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5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60" style:parent-style-name="DefaultParagraphFon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style:language-asian="en" style:country-asian="IN"/>
    </style:style>
    <style:style style:name="T76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76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76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76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765" style:parent-style-name="Normal" style:family="paragraph">
      <style:text-properties style:font-name="Times New Roman" style:font-name-complex="Times New Roman" fo:font-size="20pt" style:font-size-asian="20pt" style:font-size-complex="20pt" fo:language="en" fo:country="GB"/>
    </style:style>
    <style:style style:name="P766" style:parent-style-name="Normal" style:family="paragraph">
      <style:text-properties style:font-name="Times New Roman" style:font-name-complex="Times New Roman" fo:font-size="20pt" style:font-size-asian="20pt" style:font-size-complex="20pt" fo:language="en" fo:country="GB"/>
    </style:style>
    <style:style style:name="P767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768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76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7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71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77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73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774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75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77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7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778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779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780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78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8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83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784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85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78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8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788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789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790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79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9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93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794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95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79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97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79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99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80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01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80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0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80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805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80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0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08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80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10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81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12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813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1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815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816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817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81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1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20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82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22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823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24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82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26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82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2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829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830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83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3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33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834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35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83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37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83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39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84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4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84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84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84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4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P846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847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84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49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85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5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5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85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85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5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P856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85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5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5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60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86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86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86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64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86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6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6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68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86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7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7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72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87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87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875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87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77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87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79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88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81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88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83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88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885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886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887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88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89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89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9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9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93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9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95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89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897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898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89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00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90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02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90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04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90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906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907" style:parent-style-name="Normal" style:family="paragraph">
      <style:paragraph-properties fo:margin-bottom="0.1666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908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90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10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91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1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91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14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91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1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91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18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91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920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921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92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23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92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25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92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27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92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29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93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31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93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33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93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935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936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937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93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39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94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4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94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43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94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4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94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47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94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4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95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51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95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95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95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95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56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95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58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95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60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96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62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96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64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965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96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967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968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96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70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97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72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97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97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975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97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77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97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979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98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81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98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83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98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85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98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987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988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98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90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99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9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99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94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99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996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997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99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99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100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01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00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00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00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00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06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100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08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00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010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011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01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13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01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1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01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17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101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1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02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21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02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02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02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02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26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102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28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02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30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103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32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03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34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03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36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03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038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039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04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41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104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43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04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045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046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04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48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04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50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105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52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05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05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05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56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105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58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05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060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061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06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06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064" style:parent-style-name="Normal" style:family="paragraph">
      <style:text-properties style:font-name="Times New Roman" style:font-name-complex="Times New Roman" fo:font-size="20pt" style:font-size-asian="20pt" style:font-size-complex="20pt" fo:language="en" fo:country="GB"/>
    </style:style>
    <style:style style:name="P1065" style:parent-style-name="Normal" style:family="paragraph">
      <style:text-properties style:font-name="Times New Roman" style:font-name-complex="Times New Roman" fo:font-size="20pt" style:font-size-asian="20pt" style:font-size-complex="20pt" fo:language="en" fo:country="GB"/>
    </style:style>
    <style:style style:name="P1066" style:parent-style-name="Normal" style:family="paragraph">
      <style:text-properties style:font-name="Times New Roman" style:font-name-complex="Times New Roman" fo:font-size="20pt" style:font-size-asian="20pt" style:font-size-complex="20pt" fo:language="en" fo:country="GB"/>
    </style:style>
    <style:style style:name="P1067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068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06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7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071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07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073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074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075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07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07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078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079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080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08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8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083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084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085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08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087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08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089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09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091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09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09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09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095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09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9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098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09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100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10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102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103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10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105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106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107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10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10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110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11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112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113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114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11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116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11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11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119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120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12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12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P112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124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12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126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12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12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12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130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13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13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13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134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13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13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13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138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139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140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141" style:parent-style-name="Normal" style:family="paragraph">
      <style:text-properties style:font-name="Times New Roman" style:font-name-complex="Times New Roman" fo:font-size="20pt" style:font-size-asian="20pt" style:font-size-complex="20pt" fo:language="en" fo:country="GB"/>
    </style:style>
  </office:automatic-styles>
  <office:body>
    <office:text text:use-soft-page-breaks="true">
      <text:p text:style-name="P1">Language – PUT and DELETE API</text:p>
      <text:p text:style-name="P2">Language_Model</text:p>
      <text:p text:style-name="P3"><text:span text:style-name="T4">package</text:span><text:span text:style-name="T5"><text:s/></text:span><text:span text:style-name="T6">com</text:span><text:span text:style-name="T7">.</text:span><text:span text:style-name="T8">examly</text:span><text:span text:style-name="T9">.</text:span><text:span text:style-name="T10">springapp</text:span><text:span text:style-name="T11">.</text:span><text:span text:style-name="T12">model</text:span><text:span text:style-name="T13">;</text:span></text:p>
      <text:p text:style-name="P14"/>
      <text:p text:style-name="P15"><text:span text:style-name="T16">import</text:span><text:span text:style-name="T17"><text:s/></text:span><text:span text:style-name="T18">javax</text:span><text:span text:style-name="T19">.</text:span><text:span text:style-name="T20">persistence</text:span><text:span text:style-name="T21">.</text:span><text:span text:style-name="T22">Entity</text:span><text:span text:style-name="T23">;</text:span></text:p>
      <text:p text:style-name="P24"><text:span text:style-name="T25">import</text:span><text:span text:style-name="T26"><text:s/></text:span><text:span text:style-name="T27">javax</text:span><text:span text:style-name="T28">.</text:span><text:span text:style-name="T29">persistence</text:span><text:span text:style-name="T30">.</text:span><text:span text:style-name="T31">Id</text:span><text:span text:style-name="T32">;</text:span></text:p>
      <text:p text:style-name="P33"/>
      <text:p text:style-name="P34"><text:span text:style-name="T35">@</text:span><text:span text:style-name="T36">Entity</text:span></text:p>
      <text:p text:style-name="P37"><text:span text:style-name="T38">public</text:span><text:span text:style-name="T39"><text:s/></text:span><text:span text:style-name="T40">class</text:span><text:span text:style-name="T41"><text:s/></text:span><text:span text:style-name="T42">Language</text:span><text:span text:style-name="T43"><text:s/>{</text:span></text:p>
      <text:p text:style-name="P44"><text:span text:style-name="T45">    @</text:span><text:span text:style-name="T46">Id</text:span></text:p>
      <text:p text:style-name="P47"><text:span text:style-name="T48">   <text:s/></text:span><text:span text:style-name="T49">int</text:span><text:span text:style-name="T50"><text:s/></text:span><text:span text:style-name="T51">languageId</text:span><text:span text:style-name="T52">;</text:span></text:p>
      <text:p text:style-name="P53"><text:span text:style-name="T54">   <text:s/></text:span><text:span text:style-name="T55">String</text:span><text:span text:style-name="T56"><text:s/></text:span><text:span text:style-name="T57">languageName</text:span><text:span text:style-name="T58">,</text:span><text:span text:style-name="T59">languageComplexity</text:span><text:span text:style-name="T60">;</text:span></text:p>
      <text:p text:style-name="P61"><text:span text:style-name="T62">   <text:s/></text:span><text:span text:style-name="T63">public</text:span><text:span text:style-name="T64"><text:s/></text:span><text:span text:style-name="T65">Language</text:span><text:span text:style-name="T66">() {</text:span></text:p>
      <text:p text:style-name="P67">    }</text:p>
      <text:p text:style-name="P68"><text:span text:style-name="T69">   <text:s/></text:span><text:span text:style-name="T70">public</text:span><text:span text:style-name="T71"><text:s/></text:span><text:span text:style-name="T72">Language</text:span><text:span text:style-name="T73">(</text:span><text:span text:style-name="T74">int</text:span><text:span text:style-name="T75"><text:s/></text:span><text:span text:style-name="T76">languageId</text:span><text:span text:style-name="T77">,<text:s/></text:span><text:span text:style-name="T78">String</text:span><text:span text:style-name="T79"><text:s/></text:span><text:span text:style-name="T80">languageName</text:span><text:span text:style-name="T81">,<text:s/></text:span><text:span text:style-name="T82">String</text:span><text:span text:style-name="T83"><text:s/></text:span><text:span text:style-name="T84">languageComplexity</text:span><text:span text:style-name="T85">) {</text:span></text:p>
      <text:p text:style-name="P86"><text:span text:style-name="T87">       <text:s/></text:span><text:span text:style-name="T88">this</text:span><text:span text:style-name="T89">.</text:span><text:span text:style-name="T90">languageId</text:span><text:span text:style-name="T91"><text:s/></text:span><text:span text:style-name="T92">=</text:span><text:span text:style-name="T93"><text:s/></text:span><text:span text:style-name="T94">languageId</text:span><text:span text:style-name="T95">;</text:span></text:p>
      <text:p text:style-name="P96"><text:span text:style-name="T97">       <text:s/></text:span><text:span text:style-name="T98">this</text:span><text:span text:style-name="T99">.</text:span><text:span text:style-name="T100">languageName</text:span><text:span text:style-name="T101"><text:s/></text:span><text:span text:style-name="T102">=</text:span><text:span text:style-name="T103"><text:s/></text:span><text:span text:style-name="T104">languageName</text:span><text:span text:style-name="T105">;</text:span></text:p>
      <text:p text:style-name="P106"><text:span text:style-name="T107">       <text:s/></text:span><text:span text:style-name="T108">this</text:span><text:span text:style-name="T109">.</text:span><text:span text:style-name="T110">languageComplexity</text:span><text:span text:style-name="T111"><text:s/></text:span><text:span text:style-name="T112">=</text:span><text:span text:style-name="T113"><text:s/></text:span><text:span text:style-name="T114">languageComplexity</text:span><text:span text:style-name="T115">;</text:span></text:p>
      <text:p text:style-name="P116">    }</text:p>
      <text:p text:style-name="P117"><text:span text:style-name="T118">   <text:s/></text:span><text:span text:style-name="T119">public</text:span><text:span text:style-name="T120"><text:s/></text:span><text:span text:style-name="T121">int</text:span><text:span text:style-name="T122"><text:s/></text:span><text:span text:style-name="T123">getLanguageId</text:span><text:span text:style-name="T124">() {</text:span></text:p>
      <text:p text:style-name="P125"><text:span text:style-name="T126">       <text:s/></text:span><text:span text:style-name="T127">return</text:span><text:span text:style-name="T128"><text:s/></text:span><text:span text:style-name="T129">languageId</text:span><text:span text:style-name="T130">;</text:span></text:p>
      <text:p text:style-name="P131">    }</text:p>
      <text:p text:style-name="P132"><text:span text:style-name="T133">   <text:s/></text:span><text:span text:style-name="T134">public</text:span><text:span text:style-name="T135"><text:s/></text:span><text:span text:style-name="T136">void</text:span><text:span text:style-name="T137"><text:s/></text:span><text:span text:style-name="T138">setLanguageId</text:span><text:span text:style-name="T139">(</text:span><text:span text:style-name="T140">int</text:span><text:span text:style-name="T141"><text:s/></text:span><text:span text:style-name="T142">languageId</text:span><text:span text:style-name="T143">) {</text:span></text:p>
      <text:p text:style-name="P144"><text:span text:style-name="T145">       <text:s/></text:span><text:span text:style-name="T146">this</text:span><text:span text:style-name="T147">.</text:span><text:span text:style-name="T148">languageId</text:span><text:span text:style-name="T149"><text:s/></text:span><text:span text:style-name="T150">=</text:span><text:span text:style-name="T151"><text:s/></text:span><text:span text:style-name="T152">languageId</text:span><text:span text:style-name="T153">;</text:span></text:p>
      <text:p text:style-name="P154">    }</text:p>
      <text:p text:style-name="P155"><text:span text:style-name="T156">   <text:s/></text:span><text:span text:style-name="T157">public</text:span><text:span text:style-name="T158"><text:s/></text:span><text:span text:style-name="T159">String</text:span><text:span text:style-name="T160"><text:s/></text:span><text:span text:style-name="T161">getLanguageName</text:span><text:span text:style-name="T162">() {</text:span></text:p>
      <text:p text:style-name="P163"><text:span text:style-name="T164">       <text:s/></text:span><text:span text:style-name="T165">return</text:span><text:span text:style-name="T166"><text:s/></text:span><text:span text:style-name="T167">languageName</text:span><text:span text:style-name="T168">;</text:span></text:p>
      <text:p text:style-name="P169">    }</text:p>
      <text:p text:style-name="P170"><text:span text:style-name="T171">   <text:s/></text:span><text:span text:style-name="T172">public</text:span><text:span text:style-name="T173"><text:s/></text:span><text:span text:style-name="T174">void</text:span><text:span text:style-name="T175"><text:s/></text:span><text:span text:style-name="T176">setLanguageName</text:span><text:span text:style-name="T177">(</text:span><text:span text:style-name="T178">String</text:span><text:span text:style-name="T179"><text:s/></text:span><text:span text:style-name="T180">languageName</text:span><text:span text:style-name="T181">) {</text:span></text:p>
      <text:p text:style-name="P182"><text:span text:style-name="T183">       <text:s/></text:span><text:span text:style-name="T184">this</text:span><text:span text:style-name="T185">.</text:span><text:span text:style-name="T186">languageName</text:span><text:span text:style-name="T187"><text:s/></text:span><text:span text:style-name="T188">=</text:span><text:span text:style-name="T189"><text:s/></text:span><text:span text:style-name="T190">languageName</text:span><text:span text:style-name="T191">;</text:span></text:p>
      <text:p text:style-name="P192">    }</text:p>
      <text:p text:style-name="P193"><text:span text:style-name="T194">   <text:s/></text:span><text:span text:style-name="T195">public</text:span><text:span text:style-name="T196"><text:s/></text:span><text:span text:style-name="T197">String</text:span><text:span text:style-name="T198"><text:s/></text:span><text:span text:style-name="T199">getLanguageComplexity</text:span><text:span text:style-name="T200">() {</text:span></text:p>
      <text:p text:style-name="P201"><text:span text:style-name="T202">       <text:s/></text:span><text:span text:style-name="T203">return</text:span><text:span text:style-name="T204"><text:s/></text:span><text:span text:style-name="T205">languageComplexity</text:span><text:span text:style-name="T206">;</text:span></text:p>
      <text:p text:style-name="P207">    }</text:p>
      <text:p text:style-name="P208"><text:span text:style-name="T209">   <text:s/></text:span><text:span text:style-name="T210">public</text:span><text:span text:style-name="T211"><text:s/></text:span><text:span text:style-name="T212">void</text:span><text:span text:style-name="T213"><text:s/></text:span><text:span text:style-name="T214">setLanguageComplexity</text:span><text:span text:style-name="T215">(</text:span><text:span text:style-name="T216">String</text:span><text:span text:style-name="T217"><text:s/></text:span><text:span text:style-name="T218">languageComplexity</text:span><text:span text:style-name="T219">) {</text:span></text:p>
      <text:p text:style-name="P220"><text:span text:style-name="T221">       <text:s/></text:span><text:span text:style-name="T222">this</text:span><text:span text:style-name="T223">.</text:span><text:span text:style-name="T224">languageComplexity</text:span><text:span text:style-name="T225"><text:s/></text:span><text:span text:style-name="T226">=</text:span><text:span text:style-name="T227"><text:s/></text:span><text:span text:style-name="T228">languageComplexity</text:span><text:span text:style-name="T229">;</text:span></text:p>
      <text:p text:style-name="P230">    }</text:p>
      <text:p text:style-name="P231">}</text:p>
      <text:p text:style-name="P232"/>
      <text:p text:style-name="P233"/>
      <text:p text:style-name="P234">Language_Controller</text:p>
      <text:p text:style-name="P235"><text:span text:style-name="T236">package</text:span><text:span text:style-name="T237"><text:s/></text:span><text:span text:style-name="T238">com</text:span><text:span text:style-name="T239">.</text:span><text:span text:style-name="T240">examly</text:span><text:span text:style-name="T241">.</text:span><text:span text:style-name="T242">springapp</text:span><text:span text:style-name="T243">.</text:span><text:span text:style-name="T244">controller</text:span><text:span text:style-name="T245">;</text:span></text:p>
      <text:p text:style-name="P246"/>
      <text:p text:style-name="P247"><text:span text:style-name="T248">import</text:span><text:span text:style-name="T249"><text:s/></text:span><text:span text:style-name="T250">java</text:span><text:span text:style-name="T251">.</text:span><text:span text:style-name="T252">util</text:span><text:span text:style-name="T253">.</text:span><text:span text:style-name="T254">List</text:span><text:span text:style-name="T255">;</text:span></text:p>
      <text:p text:style-name="P256"/>
      <text:p text:style-name="P257"><text:span text:style-name="T258">import</text:span><text:span text:style-name="T259"><text:s/></text:span><text:span text:style-name="T260">org</text:span><text:span text:style-name="T261">.</text:span><text:span text:style-name="T262">springframework</text:span><text:span text:style-name="T263">.</text:span><text:span text:style-name="T264">beans</text:span><text:span text:style-name="T265">.</text:span><text:span text:style-name="T266">factory</text:span><text:span text:style-name="T267">.</text:span><text:span text:style-name="T268">annotation</text:span><text:span text:style-name="T269">.</text:span><text:span text:style-name="T270">Autowired</text:span><text:span text:style-name="T271">;</text:span></text:p>
      <text:p text:style-name="P272"><text:span text:style-name="T273">import</text:span><text:span text:style-name="T274"><text:s/></text:span><text:span text:style-name="T275">org</text:span><text:span text:style-name="T276">.</text:span><text:span text:style-name="T277">springframework</text:span><text:span text:style-name="T278">.</text:span><text:span text:style-name="T279">http</text:span><text:span text:style-name="T280">.</text:span><text:span text:style-name="T281">HttpStatus</text:span><text:span text:style-name="T282">;</text:span></text:p>
      <text:p text:style-name="P283"><text:span text:style-name="T284">import</text:span><text:span text:style-name="T285"><text:s/></text:span><text:span text:style-name="T286">org</text:span><text:span text:style-name="T287">.</text:span><text:span text:style-name="T288">springframework</text:span><text:span text:style-name="T289">.</text:span><text:span text:style-name="T290">http</text:span><text:span text:style-name="T291">.</text:span><text:span text:style-name="T292">ResponseEntity</text:span><text:span text:style-name="T293">;</text:span></text:p>
      <text:p text:style-name="P294"><text:span text:style-name="T295">import</text:span><text:span text:style-name="T296"><text:s/></text:span><text:span text:style-name="T297">org</text:span><text:span text:style-name="T298">.</text:span><text:span text:style-name="T299">springframework</text:span><text:span text:style-name="T300">.</text:span><text:span text:style-name="T301">web</text:span><text:span text:style-name="T302">.</text:span><text:span text:style-name="T303">bind</text:span><text:span text:style-name="T304">.</text:span><text:span text:style-name="T305">annotation</text:span><text:span text:style-name="T306">.</text:span><text:span text:style-name="T307">DeleteMapping</text:span><text:span text:style-name="T308">;</text:span></text:p>
      <text:p text:style-name="P309"><text:span text:style-name="T310">import</text:span><text:span text:style-name="T311"><text:s/></text:span><text:span text:style-name="T312">org</text:span><text:span text:style-name="T313">.</text:span><text:span text:style-name="T314">springframework</text:span><text:span text:style-name="T315">.</text:span><text:span text:style-name="T316">web</text:span><text:span text:style-name="T317">.</text:span><text:span text:style-name="T318">bind</text:span><text:span text:style-name="T319">.</text:span><text:span text:style-name="T320">annotation</text:span><text:span text:style-name="T321">.</text:span><text:span text:style-name="T322">GetMapping</text:span><text:span text:style-name="T323">;</text:span></text:p>
      <text:p text:style-name="P324"><text:span text:style-name="T325">import</text:span><text:span text:style-name="T326"><text:s/></text:span><text:span text:style-name="T327">org</text:span><text:span text:style-name="T328">.</text:span><text:span text:style-name="T329">springframework</text:span><text:span text:style-name="T330">.</text:span><text:span text:style-name="T331">web</text:span><text:span text:style-name="T332">.</text:span><text:span text:style-name="T333">bind</text:span><text:span text:style-name="T334">.</text:span><text:span text:style-name="T335">annotation</text:span><text:span text:style-name="T336">.</text:span><text:span text:style-name="T337">PathVariable</text:span><text:span text:style-name="T338">;</text:span></text:p>
      <text:p text:style-name="P339"><text:span text:style-name="T340">import</text:span><text:span text:style-name="T341"><text:s/></text:span><text:span text:style-name="T342">org</text:span><text:span text:style-name="T343">.</text:span><text:span text:style-name="T344">springframework</text:span><text:span text:style-name="T345">.</text:span><text:span text:style-name="T346">web</text:span><text:span text:style-name="T347">.</text:span><text:span text:style-name="T348">bind</text:span><text:span text:style-name="T349">.</text:span><text:span text:style-name="T350">annotation</text:span><text:span text:style-name="T351">.</text:span><text:span text:style-name="T352">PostMapping</text:span><text:span text:style-name="T353">;</text:span></text:p>
      <text:p text:style-name="P354"><text:span text:style-name="T355">import</text:span><text:span text:style-name="T356"><text:s/></text:span><text:span text:style-name="T357">org</text:span><text:span text:style-name="T358">.</text:span><text:span text:style-name="T359">springframework</text:span><text:span text:style-name="T360">.</text:span><text:span text:style-name="T361">web</text:span><text:span text:style-name="T362">.</text:span><text:span text:style-name="T363">bind</text:span><text:span text:style-name="T364">.</text:span><text:span text:style-name="T365">annotation</text:span><text:span text:style-name="T366">.</text:span><text:span text:style-name="T367">PutMapping</text:span><text:span text:style-name="T368">;</text:span></text:p>
      <text:p text:style-name="P369"><text:span text:style-name="T370">import</text:span><text:span text:style-name="T371"><text:s/></text:span><text:span text:style-name="T372">org</text:span><text:span text:style-name="T373">.</text:span><text:span text:style-name="T374">springframework</text:span><text:span text:style-name="T375">.</text:span><text:span text:style-name="T376">web</text:span><text:span text:style-name="T377">.</text:span><text:span text:style-name="T378">bind</text:span><text:span text:style-name="T379">.</text:span><text:span text:style-name="T380">annotation</text:span><text:span text:style-name="T381">.</text:span><text:span text:style-name="T382">RequestBody</text:span><text:span text:style-name="T383">;</text:span></text:p>
      <text:p text:style-name="P384"><text:span text:style-name="T385">import</text:span><text:span text:style-name="T386"><text:s/></text:span><text:span text:style-name="T387">org</text:span><text:span text:style-name="T388">.</text:span><text:span text:style-name="T389">springframework</text:span><text:span text:style-name="T390">.</text:span><text:span text:style-name="T391">web</text:span><text:span text:style-name="T392">.</text:span><text:span text:style-name="T393">bind</text:span><text:span text:style-name="T394">.</text:span><text:span text:style-name="T395">annotation</text:span><text:span text:style-name="T396">.</text:span><text:span text:style-name="T397">RestController</text:span><text:span text:style-name="T398">;</text:span></text:p>
      <text:p text:style-name="P399"/>
      <text:p text:style-name="P400"><text:span text:style-name="T401">import</text:span><text:span text:style-name="T402"><text:s/></text:span><text:span text:style-name="T403">com</text:span><text:span text:style-name="T404">.</text:span><text:span text:style-name="T405">examly</text:span><text:span text:style-name="T406">.</text:span><text:span text:style-name="T407">springapp</text:span><text:span text:style-name="T408">.</text:span><text:span text:style-name="T409">model</text:span><text:span text:style-name="T410">.</text:span><text:span text:style-name="T411">Language</text:span><text:span text:style-name="T412">;</text:span></text:p>
      <text:p text:style-name="P413"><text:span text:style-name="T414">import</text:span><text:span text:style-name="T415"><text:s/></text:span><text:span text:style-name="T416">com</text:span><text:span text:style-name="T417">.</text:span><text:span text:style-name="T418">examly</text:span><text:span text:style-name="T419">.</text:span><text:span text:style-name="T420">springapp</text:span><text:span text:style-name="T421">.</text:span><text:span text:style-name="T422">service</text:span><text:span text:style-name="T423">.</text:span><text:span text:style-name="T424">LanguageService</text:span><text:span text:style-name="T425">;</text:span></text:p>
      <text:p text:style-name="P426"/>
      <text:p text:style-name="P427"><text:span text:style-name="T428">@</text:span><text:span text:style-name="T429">RestController</text:span></text:p>
      <text:p text:style-name="P430"><text:span text:style-name="T431">public</text:span><text:span text:style-name="T432"><text:s/></text:span><text:span text:style-name="T433">class</text:span><text:span text:style-name="T434"><text:s/></text:span><text:span text:style-name="T435">LanguageController</text:span><text:span text:style-name="T436"><text:s/>{</text:span></text:p>
      <text:p text:style-name="P437"><text:span text:style-name="T438">    @</text:span><text:span text:style-name="T439">Autowired</text:span></text:p>
      <text:p text:style-name="P440"><text:span text:style-name="T441">   <text:s/></text:span><text:span text:style-name="T442">LanguageService</text:span><text:span text:style-name="T443"><text:s/></text:span><text:span text:style-name="T444">ls</text:span><text:span text:style-name="T445">;</text:span></text:p>
      <text:p text:style-name="P446"/>
      <text:p text:style-name="P447"><text:span text:style-name="T448">    @</text:span><text:span text:style-name="T449">PostMapping</text:span><text:span text:style-name="T450">(</text:span><text:span text:style-name="T451">"/language"</text:span><text:span text:style-name="T452">)</text:span></text:p>
      <text:p text:style-name="P453"><text:span text:style-name="T454">   <text:s/></text:span><text:span text:style-name="T455">public</text:span><text:span text:style-name="T456"><text:s/></text:span><text:span text:style-name="T457">ResponseEntity</text:span><text:span text:style-name="T458">&lt;</text:span><text:span text:style-name="T459">Language</text:span><text:span text:style-name="T460">&gt;<text:s/></text:span><text:span text:style-name="T461">adddata</text:span><text:span text:style-name="T462">(@</text:span><text:span text:style-name="T463">RequestBody</text:span><text:span text:style-name="T464"><text:s/></text:span><text:span text:style-name="T465">Language</text:span><text:span text:style-name="T466"><text:s/></text:span><text:span text:style-name="T467">l</text:span><text:span text:style-name="T468">)</text:span></text:p>
      <text:p text:style-name="P469">    {</text:p>
      <text:p text:style-name="P470"><text:span text:style-name="T471">       <text:s/></text:span><text:span text:style-name="T472">Language</text:span><text:span text:style-name="T473"><text:s/></text:span><text:span text:style-name="T474">obj</text:span><text:span text:style-name="T475">=</text:span><text:span text:style-name="T476">ls</text:span><text:span text:style-name="T477">.</text:span><text:span text:style-name="T478">create</text:span><text:span text:style-name="T479">(</text:span><text:span text:style-name="T480">l</text:span><text:span text:style-name="T481">);</text:span></text:p>
      <text:p text:style-name="P482"><text:span text:style-name="T483">       <text:s/></text:span><text:span text:style-name="T484">return</text:span><text:span text:style-name="T485"><text:s/></text:span><text:span text:style-name="T486">new</text:span><text:span text:style-name="T487"><text:s/></text:span><text:span text:style-name="T488">ResponseEntity</text:span><text:span text:style-name="T489">&lt;&gt;(</text:span><text:span text:style-name="T490">obj</text:span><text:span text:style-name="T491">,</text:span><text:span text:style-name="T492">HttpStatus</text:span><text:span text:style-name="T493">.</text:span><text:span text:style-name="T494">CREATED</text:span><text:span text:style-name="T495">);</text:span></text:p>
      <text:p text:style-name="P496">    }</text:p>
      <text:p text:style-name="P497"/>
      <text:p text:style-name="P498"><text:span text:style-name="T499">    @</text:span><text:span text:style-name="T500">GetMapping</text:span><text:span text:style-name="T501">(</text:span><text:span text:style-name="T502">"/language"</text:span><text:span text:style-name="T503">)</text:span></text:p>
      <text:p text:style-name="P504"><text:span text:style-name="T505">   <text:s/></text:span><text:span text:style-name="T506">public</text:span><text:span text:style-name="T507"><text:s/></text:span><text:span text:style-name="T508">ResponseEntity</text:span><text:span text:style-name="T509">&lt;</text:span><text:span text:style-name="T510">List</text:span><text:span text:style-name="T511">&lt;</text:span><text:span text:style-name="T512">Language</text:span><text:span text:style-name="T513">&gt;&gt;<text:s/></text:span><text:span text:style-name="T514">showdetails</text:span><text:span text:style-name="T515">()</text:span></text:p>
      <text:p text:style-name="P516">    {</text:p>
      <text:p text:style-name="P517"><text:span text:style-name="T518">       <text:s/></text:span><text:span text:style-name="T519">return</text:span><text:span text:style-name="T520"><text:s/></text:span><text:span text:style-name="T521">new</text:span><text:span text:style-name="T522"><text:s/></text:span><text:span text:style-name="T523">ResponseEntity</text:span><text:span text:style-name="T524">&lt;&gt;(</text:span><text:span text:style-name="T525">ls</text:span><text:span text:style-name="T526">.</text:span><text:span text:style-name="T527">getalldetail</text:span><text:span text:style-name="T528">(),</text:span><text:span text:style-name="T529">HttpStatus</text:span><text:span text:style-name="T530">.</text:span><text:span text:style-name="T531">OK</text:span><text:span text:style-name="T532">);</text:span></text:p>
      <text:p text:style-name="P533">    }</text:p>
      <text:p text:style-name="P534"/>
      <text:p text:style-name="P535"><text:span text:style-name="T536">    @</text:span><text:span text:style-name="T537">GetMapping</text:span><text:span text:style-name="T538">(</text:span><text:span text:style-name="T539">"/language/{languageId}"</text:span><text:span text:style-name="T540">)</text:span></text:p>
      <text:p text:style-name="P541"><text:span text:style-name="T542">   <text:s/></text:span><text:span text:style-name="T543">public</text:span><text:span text:style-name="T544"><text:s/></text:span><text:span text:style-name="T545">ResponseEntity</text:span><text:span text:style-name="T546">&lt;</text:span><text:span text:style-name="T547">Language</text:span><text:span text:style-name="T548">&gt;<text:s/></text:span><text:span text:style-name="T549">getById</text:span><text:span text:style-name="T550">(@</text:span><text:span text:style-name="T551">PathVariable</text:span><text:span text:style-name="T552"><text:s/></text:span><text:span text:style-name="T553">int</text:span><text:span text:style-name="T554"><text:s/></text:span><text:span text:style-name="T555">languageId</text:span><text:span text:style-name="T556">)</text:span></text:p>
      <text:p text:style-name="P557">    {</text:p>
      <text:p text:style-name="P558"><text:span text:style-name="T559">       <text:s/></text:span><text:span text:style-name="T560">Language</text:span><text:span text:style-name="T561"><text:s/></text:span><text:span text:style-name="T562">obj</text:span><text:span text:style-name="T563"><text:s/></text:span><text:span text:style-name="T564">=</text:span><text:span text:style-name="T565"><text:s/></text:span><text:span text:style-name="T566">ls</text:span><text:span text:style-name="T567">.</text:span><text:span text:style-name="T568">getbyid</text:span><text:span text:style-name="T569">(</text:span><text:span text:style-name="T570">languageId</text:span><text:span text:style-name="T571">);</text:span></text:p>
      <text:p text:style-name="P572"><text:span text:style-name="T573">       <text:s/></text:span><text:span text:style-name="T574">if</text:span><text:span text:style-name="T575">(</text:span><text:span text:style-name="T576">obj</text:span><text:span text:style-name="T577">!=</text:span><text:span text:style-name="T578">null</text:span><text:span text:style-name="T579">)</text:span></text:p>
      <text:p text:style-name="P580"><text:span text:style-name="T581">           <text:s/></text:span><text:span text:style-name="T582">return</text:span><text:span text:style-name="T583"><text:s/></text:span><text:span text:style-name="T584">new</text:span><text:span text:style-name="T585"><text:s/></text:span><text:span text:style-name="T586">ResponseEntity</text:span><text:span text:style-name="T587">&lt;&gt;(</text:span><text:span text:style-name="T588">obj</text:span><text:span text:style-name="T589">,</text:span><text:span text:style-name="T590">HttpStatus</text:span><text:span text:style-name="T591">.</text:span><text:span text:style-name="T592">OK</text:span><text:span text:style-name="T593">);</text:span></text:p>
      <text:p text:style-name="P594"><text:span text:style-name="T595">       <text:s/></text:span><text:span text:style-name="T596">else</text:span><text:span text:style-name="T597"><text:s/>   </text:span></text:p>
      <text:p text:style-name="P598"><text:span text:style-name="T599">           <text:s/></text:span><text:span text:style-name="T600">return</text:span><text:span text:style-name="T601"><text:s/></text:span><text:span text:style-name="T602">new</text:span><text:span text:style-name="T603"><text:s/></text:span><text:span text:style-name="T604">ResponseEntity</text:span><text:span text:style-name="T605">&lt;&gt;(</text:span><text:span text:style-name="T606">obj</text:span><text:span text:style-name="T607">,</text:span><text:span text:style-name="T608">HttpStatus</text:span><text:span text:style-name="T609">.</text:span><text:span text:style-name="T610">NOT_FOUND</text:span><text:span text:style-name="T611">);</text:span></text:p>
      <text:p text:style-name="P612">    }</text:p>
      <text:p text:style-name="P613"/>
      <text:p text:style-name="P614"><text:span text:style-name="T615">    @</text:span><text:span text:style-name="T616">PutMapping</text:span><text:span text:style-name="T617">(</text:span><text:span text:style-name="T618">"/language/{languageId}"</text:span><text:span text:style-name="T619">)</text:span></text:p>
      <text:p text:style-name="P620"><text:span text:style-name="T621">   <text:s/></text:span><text:span text:style-name="T622">public</text:span><text:span text:style-name="T623"><text:s/></text:span><text:span text:style-name="T624">ResponseEntity</text:span><text:span text:style-name="T625">&lt;</text:span><text:span text:style-name="T626">Language</text:span><text:span text:style-name="T627">&gt;<text:s/></text:span><text:span text:style-name="T628">putMethod</text:span><text:span text:style-name="T629">(@</text:span><text:span text:style-name="T630">PathVariable</text:span><text:span text:style-name="T631">(</text:span><text:span text:style-name="T632">"languageId"</text:span><text:span text:style-name="T633">)<text:s/></text:span><text:span text:style-name="T634">int</text:span><text:span text:style-name="T635"><text:s/></text:span><text:span text:style-name="T636">languageId</text:span><text:span text:style-name="T637">,@</text:span><text:span text:style-name="T638">RequestBody</text:span><text:span text:style-name="T639"><text:s/></text:span><text:span text:style-name="T640">Language</text:span><text:span text:style-name="T641"><text:s/></text:span><text:span text:style-name="T642">l</text:span><text:span text:style-name="T643">)</text:span></text:p>
      <text:soft-page-break/>
      <text:p text:style-name="P644">    {</text:p>
      <text:p text:style-name="P645"><text:span text:style-name="T646">       <text:s/></text:span><text:span text:style-name="T647">if</text:span><text:span text:style-name="T648">(</text:span><text:span text:style-name="T649">ls</text:span><text:span text:style-name="T650">.</text:span><text:span text:style-name="T651">updateDetails</text:span><text:span text:style-name="T652">(</text:span><text:span text:style-name="T653">languageId</text:span><text:span text:style-name="T654">,</text:span><text:span text:style-name="T655">l</text:span><text:span text:style-name="T656">)<text:s/></text:span><text:span text:style-name="T657">==</text:span><text:span text:style-name="T658"><text:s/></text:span><text:span text:style-name="T659">true</text:span><text:span text:style-name="T660">)</text:span></text:p>
      <text:p text:style-name="P661">        {</text:p>
      <text:p text:style-name="P662"><text:span text:style-name="T663">           <text:s/></text:span><text:span text:style-name="T664">return</text:span><text:span text:style-name="T665"><text:s/></text:span><text:span text:style-name="T666">new</text:span><text:span text:style-name="T667"><text:s/></text:span><text:span text:style-name="T668">ResponseEntity</text:span><text:span text:style-name="T669">&lt;&gt;(</text:span><text:span text:style-name="T670">l</text:span><text:span text:style-name="T671">,</text:span><text:span text:style-name="T672">HttpStatus</text:span><text:span text:style-name="T673">.</text:span><text:span text:style-name="T674">OK</text:span><text:span text:style-name="T675">);</text:span></text:p>
      <text:p text:style-name="P676">        }</text:p>
      <text:p text:style-name="P677">       <text:s/></text:p>
      <text:p text:style-name="P678"><text:span text:style-name="T679">       <text:s/></text:span><text:span text:style-name="T680">return</text:span><text:span text:style-name="T681"><text:s/></text:span><text:span text:style-name="T682">new</text:span><text:span text:style-name="T683"><text:s/></text:span><text:span text:style-name="T684">ResponseEntity</text:span><text:span text:style-name="T685">&lt;&gt;(</text:span><text:span text:style-name="T686">null</text:span><text:span text:style-name="T687">,</text:span><text:span text:style-name="T688">HttpStatus</text:span><text:span text:style-name="T689">.</text:span><text:span text:style-name="T690">NOT_FOUND</text:span><text:span text:style-name="T691">);</text:span></text:p>
      <text:p text:style-name="P692">    }</text:p>
      <text:p text:style-name="P693"><text:span text:style-name="T694">    @</text:span><text:span text:style-name="T695">DeleteMapping</text:span><text:span text:style-name="T696">(</text:span><text:span text:style-name="T697">"/language/{languageId}"</text:span><text:span text:style-name="T698">)</text:span></text:p>
      <text:p text:style-name="P699"><text:span text:style-name="T700">   <text:s/></text:span><text:span text:style-name="T701">public</text:span><text:span text:style-name="T702"><text:s/></text:span><text:span text:style-name="T703">ResponseEntity</text:span><text:span text:style-name="T704">&lt;</text:span><text:span text:style-name="T705">Boolean</text:span><text:span text:style-name="T706">&gt;<text:s/></text:span><text:span text:style-name="T707">delete</text:span><text:span text:style-name="T708">(@</text:span><text:span text:style-name="T709">PathVariable</text:span><text:span text:style-name="T710">(</text:span><text:span text:style-name="T711">"languageId"</text:span><text:span text:style-name="T712">)<text:s/></text:span><text:span text:style-name="T713">int</text:span><text:span text:style-name="T714"><text:s/></text:span><text:span text:style-name="T715">languageId</text:span><text:span text:style-name="T716">)</text:span></text:p>
      <text:p text:style-name="P717">    {</text:p>
      <text:p text:style-name="P718"><text:span text:style-name="T719">       <text:s/></text:span><text:span text:style-name="T720">if</text:span><text:span text:style-name="T721">(</text:span><text:span text:style-name="T722">ls</text:span><text:span text:style-name="T723">.</text:span><text:span text:style-name="T724">deleteEmployee</text:span><text:span text:style-name="T725">(</text:span><text:span text:style-name="T726">languageId</text:span><text:span text:style-name="T727">)<text:s/></text:span><text:span text:style-name="T728">==</text:span><text:span text:style-name="T729"><text:s/></text:span><text:span text:style-name="T730">true</text:span><text:span text:style-name="T731">)</text:span></text:p>
      <text:p text:style-name="P732">        {</text:p>
      <text:p text:style-name="P733"><text:span text:style-name="T734">           <text:s/></text:span><text:span text:style-name="T735">return</text:span><text:span text:style-name="T736"><text:s/></text:span><text:span text:style-name="T737">new</text:span><text:span text:style-name="T738"><text:s/></text:span><text:span text:style-name="T739">ResponseEntity</text:span><text:span text:style-name="T740">&lt;&gt;(</text:span><text:span text:style-name="T741">true</text:span><text:span text:style-name="T742">,</text:span><text:span text:style-name="T743">HttpStatus</text:span><text:span text:style-name="T744">.</text:span><text:span text:style-name="T745">OK</text:span><text:span text:style-name="T746">);</text:span></text:p>
      <text:p text:style-name="P747">        }</text:p>
      <text:p text:style-name="P748"><text:span text:style-name="T749">       <text:s/></text:span><text:span text:style-name="T750">return</text:span><text:span text:style-name="T751"><text:s/></text:span><text:span text:style-name="T752">new</text:span><text:span text:style-name="T753"><text:s/></text:span><text:span text:style-name="T754">ResponseEntity</text:span><text:span text:style-name="T755">&lt;&gt;(</text:span><text:span text:style-name="T756">false</text:span><text:span text:style-name="T757">,</text:span><text:span text:style-name="T758">HttpStatus</text:span><text:span text:style-name="T759">.</text:span><text:span text:style-name="T760">NOT_FOUND</text:span><text:span text:style-name="T761">);</text:span></text:p>
      <text:p text:style-name="P762">    }</text:p>
      <text:p text:style-name="P763">}</text:p>
      <text:p text:style-name="P764"/>
      <text:p text:style-name="P765"/>
      <text:p text:style-name="P766">Language_Service</text:p>
      <text:p text:style-name="P767"><text:span text:style-name="T768">package</text:span><text:span text:style-name="T769"><text:s/></text:span><text:span text:style-name="T770">com</text:span><text:span text:style-name="T771">.</text:span><text:span text:style-name="T772">examly</text:span><text:span text:style-name="T773">.</text:span><text:span text:style-name="T774">springapp</text:span><text:span text:style-name="T775">.</text:span><text:span text:style-name="T776">service</text:span><text:span text:style-name="T777">;</text:span></text:p>
      <text:p text:style-name="P778"/>
      <text:p text:style-name="P779"><text:span text:style-name="T780">import</text:span><text:span text:style-name="T781"><text:s/></text:span><text:span text:style-name="T782">java</text:span><text:span text:style-name="T783">.</text:span><text:span text:style-name="T784">util</text:span><text:span text:style-name="T785">.</text:span><text:span text:style-name="T786">List</text:span><text:span text:style-name="T787">;</text:span></text:p>
      <text:p text:style-name="P788"/>
      <text:p text:style-name="P789"><text:span text:style-name="T790">import</text:span><text:span text:style-name="T791"><text:s/></text:span><text:span text:style-name="T792">org</text:span><text:span text:style-name="T793">.</text:span><text:span text:style-name="T794">springframework</text:span><text:span text:style-name="T795">.</text:span><text:span text:style-name="T796">beans</text:span><text:span text:style-name="T797">.</text:span><text:span text:style-name="T798">factory</text:span><text:span text:style-name="T799">.</text:span><text:span text:style-name="T800">annotation</text:span><text:span text:style-name="T801">.</text:span><text:span text:style-name="T802">Autowired</text:span><text:span text:style-name="T803">;</text:span></text:p>
      <text:p text:style-name="P804"><text:span text:style-name="T805">import</text:span><text:span text:style-name="T806"><text:s/></text:span><text:span text:style-name="T807">org</text:span><text:span text:style-name="T808">.</text:span><text:span text:style-name="T809">springframework</text:span><text:span text:style-name="T810">.</text:span><text:span text:style-name="T811">stereotype</text:span><text:span text:style-name="T812">.</text:span><text:span text:style-name="T813">Service</text:span><text:span text:style-name="T814">;</text:span></text:p>
      <text:p text:style-name="P815"/>
      <text:p text:style-name="P816"><text:span text:style-name="T817">import</text:span><text:span text:style-name="T818"><text:s/></text:span><text:span text:style-name="T819">com</text:span><text:span text:style-name="T820">.</text:span><text:span text:style-name="T821">examly</text:span><text:span text:style-name="T822">.</text:span><text:span text:style-name="T823">springapp</text:span><text:span text:style-name="T824">.</text:span><text:span text:style-name="T825">model</text:span><text:span text:style-name="T826">.</text:span><text:span text:style-name="T827">Language</text:span><text:span text:style-name="T828">;</text:span></text:p>
      <text:p text:style-name="P829"><text:span text:style-name="T830">import</text:span><text:span text:style-name="T831"><text:s/></text:span><text:span text:style-name="T832">com</text:span><text:span text:style-name="T833">.</text:span><text:span text:style-name="T834">examly</text:span><text:span text:style-name="T835">.</text:span><text:span text:style-name="T836">springapp</text:span><text:span text:style-name="T837">.</text:span><text:span text:style-name="T838">repository</text:span><text:span text:style-name="T839">.</text:span><text:span text:style-name="T840">LanguageRepo</text:span><text:span text:style-name="T841">;</text:span></text:p>
      <text:p text:style-name="P842"/>
      <text:p text:style-name="P843"><text:span text:style-name="T844">@</text:span><text:span text:style-name="T845">Service</text:span></text:p>
      <text:p text:style-name="P846"><text:span text:style-name="T847">public</text:span><text:span text:style-name="T848"><text:s/></text:span><text:span text:style-name="T849">class</text:span><text:span text:style-name="T850"><text:s/></text:span><text:span text:style-name="T851">LanguageService</text:span><text:span text:style-name="T852"><text:s/>{</text:span></text:p>
      <text:p text:style-name="P853"><text:span text:style-name="T854">    @</text:span><text:span text:style-name="T855">Autowired</text:span></text:p>
      <text:p text:style-name="P856"><text:span text:style-name="T857">   <text:s/></text:span><text:span text:style-name="T858">LanguageRepo</text:span><text:span text:style-name="T859"><text:s/></text:span><text:span text:style-name="T860">lr</text:span><text:span text:style-name="T861">;</text:span></text:p>
      <text:p text:style-name="P862"><text:span text:style-name="T863">   <text:s/></text:span><text:span text:style-name="T864">public</text:span><text:span text:style-name="T865"><text:s/></text:span><text:span text:style-name="T866">Language</text:span><text:span text:style-name="T867"><text:s/></text:span><text:span text:style-name="T868">create</text:span><text:span text:style-name="T869">(</text:span><text:span text:style-name="T870">Language</text:span><text:span text:style-name="T871"><text:s/></text:span><text:span text:style-name="T872">l</text:span><text:span text:style-name="T873">)</text:span></text:p>
      <text:p text:style-name="P874">    {</text:p>
      <text:p text:style-name="P875"><text:span text:style-name="T876">       <text:s/></text:span><text:span text:style-name="T877">return</text:span><text:span text:style-name="T878"><text:s/></text:span><text:span text:style-name="T879">lr</text:span><text:span text:style-name="T880">.</text:span><text:span text:style-name="T881">save</text:span><text:span text:style-name="T882">(</text:span><text:span text:style-name="T883">l</text:span><text:span text:style-name="T884">);</text:span></text:p>
      <text:p text:style-name="P885">    }</text:p>
      <text:p text:style-name="P886"/>
      <text:p text:style-name="P887"><text:span text:style-name="T888">   <text:s/></text:span><text:span text:style-name="T889">public</text:span><text:span text:style-name="T890"><text:s/></text:span><text:span text:style-name="T891">List</text:span><text:span text:style-name="T892">&lt;</text:span><text:span text:style-name="T893">Language</text:span><text:span text:style-name="T894">&gt;<text:s/></text:span><text:span text:style-name="T895">getalldetail</text:span><text:span text:style-name="T896">()</text:span></text:p>
      <text:p text:style-name="P897">    {</text:p>
      <text:p text:style-name="P898"><text:span text:style-name="T899">       <text:s/></text:span><text:span text:style-name="T900">return</text:span><text:span text:style-name="T901"><text:s/></text:span><text:span text:style-name="T902">lr</text:span><text:span text:style-name="T903">.</text:span><text:span text:style-name="T904">findAll</text:span><text:span text:style-name="T905">();</text:span></text:p>
      <text:p text:style-name="P906">    }</text:p>
      <text:p text:style-name="P907"/>
      <text:soft-page-break/>
      <text:p text:style-name="P908"><text:span text:style-name="T909">   <text:s/></text:span><text:span text:style-name="T910">public</text:span><text:span text:style-name="T911"><text:s/></text:span><text:span text:style-name="T912">Language</text:span><text:span text:style-name="T913"><text:s/></text:span><text:span text:style-name="T914">getbyid</text:span><text:span text:style-name="T915">(</text:span><text:span text:style-name="T916">int</text:span><text:span text:style-name="T917"><text:s/></text:span><text:span text:style-name="T918">languageId</text:span><text:span text:style-name="T919">)</text:span></text:p>
      <text:p text:style-name="P920">    {</text:p>
      <text:p text:style-name="P921"><text:span text:style-name="T922">       <text:s/></text:span><text:span text:style-name="T923">return</text:span><text:span text:style-name="T924"><text:s/></text:span><text:span text:style-name="T925">lr</text:span><text:span text:style-name="T926">.</text:span><text:span text:style-name="T927">findById</text:span><text:span text:style-name="T928">(</text:span><text:span text:style-name="T929">languageId</text:span><text:span text:style-name="T930">).</text:span><text:span text:style-name="T931">orElse</text:span><text:span text:style-name="T932">(</text:span><text:span text:style-name="T933">null</text:span><text:span text:style-name="T934">);</text:span></text:p>
      <text:p text:style-name="P935">    }</text:p>
      <text:p text:style-name="P936">   </text:p>
      <text:p text:style-name="P937"><text:span text:style-name="T938">   <text:s/></text:span><text:span text:style-name="T939">public</text:span><text:span text:style-name="T940"><text:s/></text:span><text:span text:style-name="T941">boolean</text:span><text:span text:style-name="T942"><text:s/></text:span><text:span text:style-name="T943">updateDetails</text:span><text:span text:style-name="T944">(</text:span><text:span text:style-name="T945">int</text:span><text:span text:style-name="T946"><text:s/></text:span><text:span text:style-name="T947">languageId</text:span><text:span text:style-name="T948">,</text:span><text:span text:style-name="T949">Language</text:span><text:span text:style-name="T950"><text:s/></text:span><text:span text:style-name="T951">l</text:span><text:span text:style-name="T952">)</text:span></text:p>
      <text:p text:style-name="P953">    {</text:p>
      <text:p text:style-name="P954"><text:span text:style-name="T955">       <text:s/></text:span><text:span text:style-name="T956">if</text:span><text:span text:style-name="T957">(</text:span><text:span text:style-name="T958">this</text:span><text:span text:style-name="T959">.</text:span><text:span text:style-name="T960">getbyid</text:span><text:span text:style-name="T961">(</text:span><text:span text:style-name="T962">languageId</text:span><text:span text:style-name="T963">)</text:span><text:span text:style-name="T964">==</text:span><text:span text:style-name="T965">null</text:span><text:span text:style-name="T966">)</text:span></text:p>
      <text:p text:style-name="P967">        {</text:p>
      <text:p text:style-name="P968"><text:span text:style-name="T969">           <text:s/></text:span><text:span text:style-name="T970">return</text:span><text:span text:style-name="T971"><text:s/></text:span><text:span text:style-name="T972">false</text:span><text:span text:style-name="T973">;</text:span></text:p>
      <text:p text:style-name="P974">        }</text:p>
      <text:p text:style-name="P975"><text:span text:style-name="T976">       <text:s/></text:span><text:span text:style-name="T977">try</text:span><text:span text:style-name="T978">{</text:span></text:p>
      <text:p text:style-name="P979"><text:span text:style-name="T980">           <text:s/></text:span><text:span text:style-name="T981">lr</text:span><text:span text:style-name="T982">.</text:span><text:span text:style-name="T983">save</text:span><text:span text:style-name="T984">(</text:span><text:span text:style-name="T985">l</text:span><text:span text:style-name="T986">);</text:span></text:p>
      <text:p text:style-name="P987">        }</text:p>
      <text:p text:style-name="P988"><text:span text:style-name="T989">       <text:s/></text:span><text:span text:style-name="T990">catch</text:span><text:span text:style-name="T991">(</text:span><text:span text:style-name="T992">Exception</text:span><text:span text:style-name="T993"><text:s/></text:span><text:span text:style-name="T994">e</text:span><text:span text:style-name="T995">)</text:span></text:p>
      <text:p text:style-name="P996">        {</text:p>
      <text:p text:style-name="P997"><text:span text:style-name="T998">           <text:s/></text:span><text:span text:style-name="T999">return</text:span><text:span text:style-name="T1000"><text:s/></text:span><text:span text:style-name="T1001">false</text:span><text:span text:style-name="T1002">;</text:span></text:p>
      <text:p text:style-name="P1003">        }</text:p>
      <text:p text:style-name="P1004"><text:span text:style-name="T1005">       <text:s/></text:span><text:span text:style-name="T1006">return</text:span><text:span text:style-name="T1007"><text:s/></text:span><text:span text:style-name="T1008">true</text:span><text:span text:style-name="T1009">;</text:span></text:p>
      <text:p text:style-name="P1010">    }</text:p>
      <text:p text:style-name="P1011"><text:span text:style-name="T1012">   <text:s/></text:span><text:span text:style-name="T1013">public</text:span><text:span text:style-name="T1014"><text:s/></text:span><text:span text:style-name="T1015">boolean</text:span><text:span text:style-name="T1016"><text:s/></text:span><text:span text:style-name="T1017">deleteEmployee</text:span><text:span text:style-name="T1018">(</text:span><text:span text:style-name="T1019">int</text:span><text:span text:style-name="T1020"><text:s/></text:span><text:span text:style-name="T1021">employeeId</text:span><text:span text:style-name="T1022">)</text:span></text:p>
      <text:p text:style-name="P1023">    {</text:p>
      <text:p text:style-name="P1024"><text:span text:style-name="T1025">       <text:s/></text:span><text:span text:style-name="T1026">if</text:span><text:span text:style-name="T1027">(</text:span><text:span text:style-name="T1028">this</text:span><text:span text:style-name="T1029">.</text:span><text:span text:style-name="T1030">getbyid</text:span><text:span text:style-name="T1031">(</text:span><text:span text:style-name="T1032">employeeId</text:span><text:span text:style-name="T1033">)<text:s/></text:span><text:span text:style-name="T1034">==</text:span><text:span text:style-name="T1035"><text:s/></text:span><text:span text:style-name="T1036">null</text:span><text:span text:style-name="T1037">)</text:span></text:p>
      <text:p text:style-name="P1038">        {</text:p>
      <text:p text:style-name="P1039"><text:span text:style-name="T1040">           <text:s/></text:span><text:span text:style-name="T1041">return</text:span><text:span text:style-name="T1042"><text:s/></text:span><text:span text:style-name="T1043">false</text:span><text:span text:style-name="T1044">;</text:span></text:p>
      <text:p text:style-name="P1045">        }</text:p>
      <text:p text:style-name="P1046"><text:span text:style-name="T1047">       <text:s/></text:span><text:span text:style-name="T1048">lr</text:span><text:span text:style-name="T1049">.</text:span><text:span text:style-name="T1050">deleteById</text:span><text:span text:style-name="T1051">(</text:span><text:span text:style-name="T1052">employeeId</text:span><text:span text:style-name="T1053">);</text:span></text:p>
      <text:p text:style-name="P1054"><text:span text:style-name="T1055">       <text:s/></text:span><text:span text:style-name="T1056">return</text:span><text:span text:style-name="T1057"><text:s/></text:span><text:span text:style-name="T1058">true</text:span><text:span text:style-name="T1059">;</text:span></text:p>
      <text:p text:style-name="P1060">    }</text:p>
      <text:p text:style-name="P1061"/>
      <text:p text:style-name="P1062">}</text:p>
      <text:p text:style-name="P1063"/>
      <text:p text:style-name="P1064"/>
      <text:p text:style-name="P1065"/>
      <text:p text:style-name="P1066">Language_Repository</text:p>
      <text:p text:style-name="P1067"><text:span text:style-name="T1068">package</text:span><text:span text:style-name="T1069"><text:s/></text:span><text:span text:style-name="T1070">com</text:span><text:span text:style-name="T1071">.</text:span><text:span text:style-name="T1072">examly</text:span><text:span text:style-name="T1073">.</text:span><text:span text:style-name="T1074">springapp</text:span><text:span text:style-name="T1075">.</text:span><text:span text:style-name="T1076">repository</text:span><text:span text:style-name="T1077">;</text:span></text:p>
      <text:p text:style-name="P1078"/>
      <text:p text:style-name="P1079"><text:span text:style-name="T1080">import</text:span><text:span text:style-name="T1081"><text:s/></text:span><text:span text:style-name="T1082">org</text:span><text:span text:style-name="T1083">.</text:span><text:span text:style-name="T1084">springframework</text:span><text:span text:style-name="T1085">.</text:span><text:span text:style-name="T1086">data</text:span><text:span text:style-name="T1087">.</text:span><text:span text:style-name="T1088">jpa</text:span><text:span text:style-name="T1089">.</text:span><text:span text:style-name="T1090">repository</text:span><text:span text:style-name="T1091">.</text:span><text:span text:style-name="T1092">JpaRepository</text:span><text:span text:style-name="T1093">;</text:span></text:p>
      <text:p text:style-name="P1094"><text:span text:style-name="T1095">import</text:span><text:span text:style-name="T1096"><text:s/></text:span><text:span text:style-name="T1097">org</text:span><text:span text:style-name="T1098">.</text:span><text:span text:style-name="T1099">springframework</text:span><text:span text:style-name="T1100">.</text:span><text:span text:style-name="T1101">stereotype</text:span><text:span text:style-name="T1102">.</text:span><text:span text:style-name="T1103">Repository</text:span><text:span text:style-name="T1104">;</text:span></text:p>
      <text:p text:style-name="P1105"/>
      <text:p text:style-name="P1106"><text:span text:style-name="T1107">import</text:span><text:span text:style-name="T1108"><text:s/></text:span><text:span text:style-name="T1109">com</text:span><text:span text:style-name="T1110">.</text:span><text:span text:style-name="T1111">examly</text:span><text:span text:style-name="T1112">.</text:span><text:span text:style-name="T1113">springapp</text:span><text:span text:style-name="T1114">.</text:span><text:span text:style-name="T1115">model</text:span><text:span text:style-name="T1116">.</text:span><text:span text:style-name="T1117">Language</text:span><text:span text:style-name="T1118">;</text:span></text:p>
      <text:p text:style-name="P1119"/>
      <text:p text:style-name="P1120"><text:span text:style-name="T1121">@</text:span><text:span text:style-name="T1122">Repository</text:span></text:p>
      <text:p text:style-name="P1123"><text:span text:style-name="T1124">public</text:span><text:span text:style-name="T1125"><text:s/></text:span><text:span text:style-name="T1126">interface</text:span><text:span text:style-name="T1127"><text:s/></text:span><text:span text:style-name="T1128">LanguageRepo</text:span><text:span text:style-name="T1129"><text:s/></text:span><text:span text:style-name="T1130">extends</text:span><text:span text:style-name="T1131"><text:s/></text:span><text:span text:style-name="T1132">JpaRepository</text:span><text:span text:style-name="T1133">&lt;</text:span><text:span text:style-name="T1134">Language</text:span><text:span text:style-name="T1135">,<text:s/></text:span><text:span text:style-name="T1136">Integer</text:span><text:span text:style-name="T1137">&gt; {</text:span></text:p>
      <text:p text:style-name="P1138">   <text:s/></text:p>
      <text:soft-page-break/>
      <text:p text:style-name="P1139">}</text:p>
      <text:p text:style-name="P1140"/>
      <text:p text:style-name="P11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thony Sahaya Michael M</meta:initial-creator>
    <dc:creator>Anthony Sahaya Michael M</dc:creator>
    <meta:creation-date>2024-06-06T18:23:00Z</meta:creation-date>
    <dc:date>2024-06-06T18:26:00Z</dc:date>
    <meta:template xlink:href="Normal" xlink:type="simple"/>
    <meta:editing-cycles>1</meta:editing-cycles>
    <meta:editing-duration>PT180S</meta:editing-duration>
    <meta:document-statistic meta:page-count="5" meta:paragraph-count="9" meta:word-count="718" meta:character-count="4802" meta:row-count="34" meta:non-whitespace-character-count="4093"/>
  </office:meta>
</office:document-meta>
</file>